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2de6f" officeooo:paragraph-rsid="0012de6f"/>
    </style:style>
    <style:style style:name="P2" style:family="paragraph" style:parent-style-name="Standard">
      <style:paragraph-properties fo:text-align="justify" style:justify-single-word="false"/>
      <style:text-properties officeooo:rsid="0012de6f" officeooo:paragraph-rsid="00166ddc"/>
    </style:style>
    <style:style style:name="P3" style:family="paragraph" style:parent-style-name="Standard">
      <style:paragraph-properties fo:text-align="justify" style:justify-single-word="false"/>
      <style:text-properties officeooo:rsid="0014d539" officeooo:paragraph-rsid="0014d539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de6f" officeooo:paragraph-rsid="0012de6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456f1" officeooo:paragraph-rsid="001456f1"/>
    </style:style>
    <style:style style:name="P6" style:family="paragraph" style:parent-style-name="Standard">
      <style:paragraph-properties fo:text-align="justify" style:justify-single-word="false"/>
      <style:text-properties officeooo:rsid="00166ddc" officeooo:paragraph-rsid="00166d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6ddc" style:font-weight-asian="bold" style:font-weight-complex="bold"/>
    </style:style>
    <style:style style:name="T3" style:family="text">
      <style:text-properties officeooo:rsid="00166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LANCER DE RAYONS : LES OPERATIONS BOOLEENNES</text:p>
      <text:p text:style-name="P1"/>
      <text:p text:style-name="P1">Ce répertoire contient un lancer de rayon calculant les opérations booléennes. Dans ARCHI, il y a une petite animation réalisée avec ce lancer de rayon. <text:span text:style-name="T3"><text:s/>ROMAN contient une animation de la surface de Roman.</text:span></text:p>
      <text:p text:style-name="P1"/>
      <text:p text:style-name="P1">Il vous faut écrire le fichier bool1D.py, à partir du fichier bool1D.py.initial. Il faut fournir les fonctions :</text:p>
      <text:p text:style-name="P1"/>
      <text:p text:style-name="P2">inter1D( a, b)</text:p>
      <text:p text:style-name="P2"><text:s/></text:p>
      <text:p text:style-name="P1">union1D( a, b)</text:p>
      <text:p text:style-name="P1"/>
      <text:p text:style-name="P1">differ1D( a, b)</text:p>
      <text:p text:style-name="P1"/>
      <text:p text:style-name="P5">La solution tient en 80 lignes de Python.</text:p>
      <text:p text:style-name="P5"/>
      <text:p text:style-name="P1">inter( a, b) est fourni<text:span text:style-name="T3">e</text:span> et nécessite juste <text:span text:style-name="T3">un post-traitement de</text:span> simplification, <text:span text:style-name="T3">éliminant les intervalles de longueur nulle et fusionnant les intervalles contigus quand c’est possible : l’intervalle [1, 3.5] suivi de l’intervalle <text:s/>[3.5, 6] devient l’intervalle [1, 6].</text:span></text:p>
      <text:p text:style-name="P1"/>
      <text:p text:style-name="P1">vtol convertit un tableau en liste, et ltov convertit une liste en tableau. Ils sont <text:span text:style-name="T3">définis </text:span>dans util.py</text:p>
      <text:p text:style-name="P1"/>
      <text:p text:style-name="P1">Exemples <text:span text:style-name="T3">sous l’interprête Python :</text:span></text:p>
      <text:p text:style-name="P1"/>
      <text:p text:style-name="P1">a=vtol( [(1, 4), (6, 20), (24, 36)])</text:p>
      <text:p text:style-name="P1"/>
      <text:p text:style-name="P1">b=vtol( [(2, 7), (10, 14), (16, 22), (23, 40), (50, 100)])</text:p>
      <text:p text:style-name="P1"/>
      <text:p text:style-name="P1">union1D(a, <text:s/>b)</text:p>
      <text:p text:style-name="P1"><text:s/>((1, 22), ((23, 40), ((50, 100), None)))</text:p>
      <text:p text:style-name="P1"/>
      <text:p text:style-name="P1">a inter1D(a, <text:s/>b)</text:p>
      <text:p text:style-name="P1">((2, 4), ((6, 7), ((10, 14), ((16, 20), ((24, 36), None)))))</text:p>
      <text:p text:style-name="P1"/>
      <text:p text:style-name="P1">differ1D( a, b)</text:p>
      <text:p text:style-name="P1">((1, 2), ((7, 10), ((14, 16), None)))</text:p>
      <text:p text:style-name="P1"/>
      <text:p text:style-name="P6">Testez sur des exemples encore plus simples !</text:p>
      <text:p text:style-name="P6"/>
      <text:p text:style-name="P1">Une fois que les opérations booléennes marchent sur des intervalles numériques, lancer python3 archi.py pour visualiser des opérations booléennes. <text:span text:style-name="T3">Utilisez la fonction tof( contact) qui rend contact quand contact est un nombre, et contact.t quand contact est un contact.</text:span></text:p>
      <text:p text:style-name="P1"/>
      <text:p text:style-name="P3"><text:span text:style-name="T1">REMARQUE : </text:span><text:span text:style-name="T2">les changements par rapport à la version précédente</text:span> </text:p>
      <text:p text:style-name="P3"/>
      <text:p text:style-name="P3">une fonction inter_polca( epsilon, polca) a été ajoutée au fichier polynom.py.</text:p>
      <text:p text:style-name="P3">inter_polca rend une liste des intervalles, dans [1, infini], où le polynôme polca est négatif. Par exemple, pour le polynôme <text:span text:style-name="T3">t→ </text:span>(t-3) (t-5), la fonction</text:p>
      <text:p text:style-name="P3">inter_polca( 1e-10, <text:s/>( (Var(‘t’) - Nb(3)) * (Var(‘t’) - Nb(5)) ).topolent) </text:p>
      <text:p text:style-name="P3">rend la liste : ((3,5), None) <text:s text:c="2"/>--modulo l’imprécision numérique.</text:p>
      <text:p text:style-name="P3"/>
      <text:p text:style-name="P3"><text:soft-page-break/>Dans ray.py, la méthode intersection a été modifiée. Son résultat est maintenant une liste d’intervalles de contacts.</text:p>
      <text:p text:style-name="P3"/>
      <text:p text:style-name="P6">Dans ray.py, des classes Union, Differ, Inter ont été ajoutées. Une méthode intersection avec un rayon a été définie pour chacune de ces class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4:39:58.613025138</meta:creation-date>
    <dc:date>2020-12-01T17:11:17.771608377</dc:date>
    <meta:editing-duration>PT12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345" meta:character-count="2152" meta:non-whitespace-character-count="1824"/>
  </office:meta>
</office:document-meta>
</file>